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38e" officeooo:paragraph-rsid="0019438e"/>
    </style:style>
    <style:style style:name="P2" style:family="paragraph" style:parent-style-name="Standard">
      <style:text-properties fo:color="#800000" officeooo:rsid="0019438e" officeooo:paragraph-rsid="0019438e"/>
    </style:style>
    <style:style style:name="P3" style:family="paragraph" style:parent-style-name="Standard">
      <style:text-properties fo:color="#800000" officeooo:rsid="001b3d50" officeooo:paragraph-rsid="001b3d50"/>
    </style:style>
    <style:style style:name="P4" style:family="paragraph" style:parent-style-name="Standard">
      <style:text-properties fo:color="#0066cc" officeooo:rsid="0019438e" officeooo:paragraph-rsid="0019438e"/>
    </style:style>
    <style:style style:name="P5" style:family="paragraph" style:parent-style-name="Standard">
      <style:text-properties fo:color="#0066cc" officeooo:rsid="001b3d50" officeooo:paragraph-rsid="001b3d50"/>
    </style:style>
    <style:style style:name="P6" style:family="paragraph" style:parent-style-name="Standard">
      <style:text-properties officeooo:rsid="00198b98" officeooo:paragraph-rsid="00198b98"/>
    </style:style>
    <style:style style:name="T1" style:family="text">
      <style:text-properties fo:color="#800000"/>
    </style:style>
    <style:style style:name="T2" style:family="text">
      <style:text-properties fo:color="#0066cc"/>
    </style:style>
    <style:style style:name="T3" style:family="text">
      <style:text-properties fo:font-variant="normal" fo:text-transform="none" fo:color="#999999" style:font-name="DejaVu Sans Mono" fo:font-size="7.5pt" fo:letter-spacing="normal" fo:font-style="normal" fo:font-weight="normal"/>
    </style:style>
    <style:style style:name="T4" style:family="text">
      <style:text-properties fo:font-variant="normal" fo:text-transform="none" fo:color="#333333" style:font-name="DejaVu Sans Mono" fo:font-size="7.5pt" fo:letter-spacing="normal" fo:font-style="normal" fo:font-weight="bold"/>
    </style:style>
    <style:style style:name="T5" style:family="text">
      <style:text-properties fo:font-variant="normal" fo:text-transform="none" fo:color="#339933" style:font-name="DejaVu Sans Mono" fo:font-size="7.5pt" fo:letter-spacing="normal" fo:font-style="normal" fo:font-weight="normal"/>
    </style:style>
    <style:style style:name="T6" style:family="text">
      <style:text-properties fo:font-variant="normal" fo:text-transform="none" fo:color="#333399" style:font-name="DejaVu Sans Mono" fo:font-size="7.5pt" fo:letter-spacing="normal" fo:font-style="normal" fo:font-weight="normal"/>
    </style:style>
    <style:style style:name="T7" style:family="text">
      <style:text-properties officeooo:rsid="00198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ladie→ Name</text:p>
      <text:p text:style-name="P1"><text:tab/> → ID</text:p>
      <text:p text:style-name="P1"><text:tab/> → Symptômes → symptome 1 </text:p>
      <text:p text:style-name="P1"><text:tab/><text:tab/><text:tab/> <text:s/>→ symptome 2</text:p>
      <text:p text:style-name="P1"><text:tab/><text:tab/><text:tab/> <text:s text:c="2"/>-</text:p>
      <text:p text:style-name="P1"><text:tab/><text:tab/><text:tab/> <text:s text:c="2"/>-</text:p>
      <text:p text:style-name="P1"><text:tab/><text:tab/><text:tab/> <text:s/>→ symptome n <text:s/>→ ID</text:p>
      <text:p text:style-name="P1"><text:tab/><text:tab/><text:tab/><text:tab/><text:tab/> <text:s text:c="4"/>→ name</text:p>
      <text:p text:style-name="P1"/>
      <text:p text:style-name="P1"/>
      <text:p text:style-name="P2">Parametre de tri (donc constant <text:span text:style-name="T7">localement</text:span>)</text:p>
      <text:p text:style-name="P3">Les clés correspondent à du texte</text:p>
      <text:p text:style-name="P1">GetDiseaseBy<text:span text:style-name="T1">ClinicalSign</text:span> : {disease : </text:p>
      <text:p text:style-name="P1"><text:tab/><text:tab/><text:tab/><text:tab/><text:tab/>{id, OrphaNumber, Name :</text:p>
      <text:p text:style-name="P1"><text:tab/><text:tab/><text:tab/><text:tab/><text:tab/><text:tab/><text:tab/><text:tab/>{lang , text}</text:p>
      <text:p text:style-name="P1"><text:tab/><text:tab/><text:tab/><text:tab/><text:tab/>,<text:span text:style-name="T1">clinicalSign</text:span>:</text:p>
      <text:p text:style-name="P1"><text:tab/><text:tab/><text:tab/><text:tab/><text:tab/><text:tab/><text:tab/><text:tab/>{<text:span text:style-name="T1">id</text:span>, <text:span text:style-name="T1">Name</text:span> :</text:p>
      <text:p text:style-name="P1"><text:tab/><text:tab/><text:tab/><text:tab/><text:tab/><text:tab/><text:tab/><text:tab/><text:tab/>{l<text:span text:style-name="T1">ang</text:span>, <text:span text:style-name="T1">text</text:span>}</text:p>
      <text:p text:style-name="P1"><text:tab/><text:tab/><text:tab/><text:tab/><text:tab/><text:tab/><text:tab/><text:tab/>}</text:p>
      <text:p text:style-name="P1"><text:tab/><text:tab/><text:tab/><text:tab/><text:tab/>,data :</text:p>
      <text:p text:style-name="P1"><text:tab/><text:tab/><text:tab/><text:tab/><text:tab/><text:tab/>{signFreq :</text:p>
      <text:p text:style-name="P1"><text:tab/><text:tab/><text:tab/><text:tab/><text:tab/><text:tab/><text:tab/><text:tab/>{id, Name :</text:p>
      <text:p text:style-name="P1"><text:tab/><text:tab/><text:tab/><text:tab/><text:tab/><text:tab/><text:tab/><text:tab/><text:tab/>{lang, text}</text:p>
      <text:p text:style-name="P1"><text:tab/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/>
      <text:p text:style-name="P1"><text:span text:style-name="T3">{</text:span><text:span text:style-name="Source_20_Text"><text:span text:style-name="T4">disease</text:span></text:span><text:span text:style-name="T3">: </text:span><text:span text:style-name="Source_20_Text"><text:span text:style-name="T3">{</text:span></text:span><text:span text:style-name="Source_20_Text"><text:span text:style-name="T4">id</text:span></text:span><text:span text:style-name="Source_20_Text"><text:span text:style-name="T3">: </text:span></text:span><text:span text:style-name="Source_20_Text"><text:span text:style-name="T5">"8611"</text:span></text:span><text:span text:style-name="Source_20_Text"><text:span text:style-name="T3">, </text:span></text:span><text:span text:style-name="Source_20_Text"><text:span text:style-name="T4">OrphaNumber</text:span></text:span><text:span text:style-name="Source_20_Text"><text:span text:style-name="T3">: </text:span></text:span><text:span text:style-name="Source_20_Text"><text:span text:style-name="T6">81</text:span></text:span><text:span text:style-name="Source_20_Text"><text:span text:style-name="T3">, </text:span></text:span><text:span text:style-name="Source_20_Text"><text:span text:style-name="T4">Name</text:span></text:span><text:span text:style-name="Source_20_Text"><text:span text:style-name="T3">: {</text:span></text:span><text:span text:style-name="Source_20_Text"><text:span text:style-name="T4">lang</text:span></text:span><text:span text:style-name="Source_20_Text"><text:span text:style-name="T3">: </text:span></text:span><text:span text:style-name="Source_20_Text"><text:span text:style-name="T5">"en"</text:span></text:span><text:span text:style-name="Source_20_Text"><text:span text:style-name="T3">, </text:span></text:span><text:span text:style-name="Source_20_Text"><text:span text:style-name="T4">text</text:span></text:span><text:span text:style-name="Source_20_Text"><text:span text:style-name="T3">: </text:span></text:span><text:span text:style-name="Source_20_Text"><text:span text:style-name="T5">"Antisynthetase syndrome"</text:span></text:span><text:span text:style-name="Source_20_Text"><text:span text:style-name="T3">}}</text:span></text:span><text:span text:style-name="T3">, </text:span><text:span text:style-name="Source_20_Text"><text:span text:style-name="T4">clinicalSign</text:span></text:span><text:span text:style-name="T3">: </text:span><text:span text:style-name="Source_20_Text"><text:span text:style-name="T3">{</text:span></text:span><text:span text:style-name="Source_20_Text"><text:span text:style-name="T4">id</text:span></text:span><text:span text:style-name="Source_20_Text"><text:span text:style-name="T3">: </text:span></text:span><text:span text:style-name="Source_20_Text"><text:span text:style-name="T5">"33750"</text:span></text:span><text:span text:style-name="Source_20_Text"><text:span text:style-name="T3">, </text:span></text:span><text:span text:style-name="Source_20_Text"><text:span text:style-name="T4">Name</text:span></text:span><text:span text:style-name="Source_20_Text"><text:span text:style-name="T3">: {</text:span></text:span><text:span text:style-name="Source_20_Text"><text:span text:style-name="T4">lang</text:span></text:span><text:span text:style-name="Source_20_Text"><text:span text:style-name="T3">: </text:span></text:span><text:span text:style-name="Source_20_Text"><text:span text:style-name="T5">"en"</text:span></text:span><text:span text:style-name="Source_20_Text"><text:span text:style-name="T3">, </text:span></text:span><text:span text:style-name="Source_20_Text"><text:span text:style-name="T4">text</text:span></text:span><text:span text:style-name="Source_20_Text"><text:span text:style-name="T3">: </text:span></text:span><text:span text:style-name="Source_20_Text"><text:span text:style-name="T5">"Abnormal cry/voice/phonation disorder/nasal speech"</text:span></text:span><text:span text:style-name="Source_20_Text"><text:span text:style-name="T3">}}</text:span></text:span><text:span text:style-name="T3">, </text:span><text:span text:style-name="Source_20_Text"><text:span text:style-name="T4">data</text:span></text:span><text:span text:style-name="T3">: </text:span><text:span text:style-name="Source_20_Text"><text:span text:style-name="T3">{</text:span></text:span><text:span text:style-name="Source_20_Text"><text:span text:style-name="T4">signFreq</text:span></text:span><text:span text:style-name="Source_20_Text"><text:span text:style-name="T3">: {</text:span></text:span><text:span text:style-name="Source_20_Text"><text:span text:style-name="T4">id</text:span></text:span><text:span text:style-name="Source_20_Text"><text:span text:style-name="T3">: </text:span></text:span><text:span text:style-name="Source_20_Text"><text:span text:style-name="T5">"652"</text:span></text:span><text:span text:style-name="Source_20_Text"><text:span text:style-name="T3">, </text:span></text:span><text:span text:style-name="Source_20_Text"><text:span text:style-name="T4">Name</text:span></text:span><text:span text:style-name="Source_20_Text"><text:span text:style-name="T3">: {</text:span></text:span><text:span text:style-name="Source_20_Text"><text:span text:style-name="T4">lang</text:span></text:span><text:span text:style-name="Source_20_Text"><text:span text:style-name="T3">: </text:span></text:span><text:span text:style-name="Source_20_Text"><text:span text:style-name="T5">"en"</text:span></text:span><text:span text:style-name="Source_20_Text"><text:span text:style-name="T3">, </text:span></text:span><text:span text:style-name="Source_20_Text"><text:span text:style-name="T4">text</text:span></text:span><text:span text:style-name="Source_20_Text"><text:span text:style-name="T3">: </text:span></text:span><text:span text:style-name="Source_20_Text"><text:span text:style-name="T5">"Occasional"</text:span></text:span><text:span text:style-name="Source_20_Text"><text:span text:style-name="T3">}}}</text:span></text:span><text:span text:style-name="T3">}</text:span> </text:p>
      <text:p text:style-name="P1"/>
      <text:p text:style-name="P1"/>
      <text:p text:style-name="P4">Parametre de tri(donc constant <text:span text:style-name="T7">localement</text:span>)</text:p>
      <text:p text:style-name="P5">Les clés correspondent à des Id (de disease)</text:p>
      <text:p text:style-name="P1">Get<text:span text:style-name="T2">Disease</text:span>ClinicalSignsNoLang : <text:s/>{<text:span text:style-name="T2">disease</text:span> : </text:p>
      <text:p text:style-name="P1"><text:tab/><text:tab/><text:tab/><text:tab/><text:tab/><text:tab/>{<text:span text:style-name="T2">id</text:span>, <text:span text:style-name="T2">OrphaNumber</text:span>, <text:span text:style-name="T2">Name</text:span> :</text:p>
      <text:p text:style-name="P1"><text:tab/><text:tab/><text:tab/><text:tab/><text:tab/><text:tab/><text:tab/><text:tab/><text:tab/>{<text:span text:style-name="T2">lang</text:span> , <text:span text:style-name="T2">text</text:span>}</text:p>
      <text:p text:style-name="P1"><text:tab/><text:tab/><text:tab/><text:tab/><text:tab/><text:tab/>,clinicalSign:</text:p>
      <text:p text:style-name="P1"><text:tab/><text:tab/><text:tab/><text:tab/><text:tab/><text:tab/><text:tab/><text:tab/><text:tab/>{id, Name :</text:p>
      <text:p text:style-name="P1"><text:tab/><text:tab/><text:tab/><text:tab/><text:tab/><text:tab/><text:tab/><text:tab/><text:tab/><text:tab/>{lang, text}</text:p>
      <text:p text:style-name="P1"><text:tab/><text:tab/><text:tab/><text:tab/><text:tab/><text:tab/><text:tab/><text:tab/><text:tab/>}</text:p>
      <text:p text:style-name="P1"><text:tab/><text:tab/><text:tab/><text:tab/><text:tab/><text:tab/>,data :</text:p>
      <text:p text:style-name="P1"><text:tab/><text:tab/><text:tab/><text:tab/><text:tab/><text:tab/><text:tab/>{signFreq :</text:p>
      <text:p text:style-name="P1"><text:tab/><text:tab/><text:tab/><text:tab/><text:tab/><text:tab/><text:tab/><text:tab/><text:tab/>{id, Name :</text:p>
      <text:p text:style-name="P1"><text:tab/><text:tab/><text:tab/><text:tab/><text:tab/><text:tab/><text:tab/><text:tab/><text:tab/><text:tab/>{lang, text}</text:p>
      <text:p text:style-name="P1"><text:tab/><text:tab/><text:tab/><text:tab/><text:tab/><text:tab/><text:tab/><text:tab/><text:tab/>}</text:p>
      <text:p text:style-name="P1"><text:tab/><text:tab/><text:tab/><text:tab/><text:tab/><text:tab/><text:tab/>}</text:p>
      <text:p text:style-name="P1"><text:tab/><text:tab/><text:tab/><text:tab/><text:tab/><text:tab/>}</text:p>
      <text:p text:style-name="P1"><text:tab/><text:tab/><text:tab/><text:tab/><text:tab/>}</text:p>
      <text:p text:style-name="P1"/>
      <text:p text:style-name="P1"/>
      <text:p text:style-name="P1"><text:span text:style-name="T3">{</text:span><text:span text:style-name="Source_20_Text"><text:span text:style-name="T4">disease</text:span></text:span><text:span text:style-name="T3">: </text:span><text:span text:style-name="Source_20_Text"><text:span text:style-name="T3">{</text:span></text:span><text:span text:style-name="Source_20_Text"><text:span text:style-name="T4">id</text:span></text:span><text:span text:style-name="Source_20_Text"><text:span text:style-name="T3">: </text:span></text:span><text:span text:style-name="Source_20_Text"><text:span text:style-name="T5">"3297"</text:span></text:span><text:span text:style-name="Source_20_Text"><text:span text:style-name="T3">, </text:span></text:span><text:span text:style-name="Source_20_Text"><text:span text:style-name="T4">OrphaNumber</text:span></text:span><text:span text:style-name="Source_20_Text"><text:span text:style-name="T3">: </text:span></text:span><text:span text:style-name="Source_20_Text"><text:span text:style-name="T6">6</text:span></text:span><text:span text:style-name="Source_20_Text"><text:span text:style-name="T3">, </text:span></text:span><text:span text:style-name="Source_20_Text"><text:span text:style-name="T4">Name</text:span></text:span><text:span text:style-name="Source_20_Text"><text:span text:style-name="T3">: {</text:span></text:span><text:span text:style-name="Source_20_Text"><text:span text:style-name="T4">lang</text:span></text:span><text:span text:style-name="Source_20_Text"><text:span text:style-name="T3">: </text:span></text:span><text:span text:style-name="Source_20_Text"><text:span text:style-name="T5">"en"</text:span></text:span><text:span text:style-name="Source_20_Text"><text:span text:style-name="T3">, </text:span></text:span><text:span text:style-name="Source_20_Text"><text:span text:style-name="T4">text</text:span></text:span><text:span text:style-name="Source_20_Text"><text:span text:style-name="T3">: </text:span></text:span><text:span text:style-name="Source_20_Text"><text:span text:style-name="T5">"Isolated 3-methylcrotonyl-CoA carboxylase deficiency"</text:span></text:span><text:span text:style-name="Source_20_Text"><text:span text:style-name="T3">}}</text:span></text:span><text:span text:style-name="T3">, </text:span><text:span text:style-name="Source_20_Text"><text:span text:style-name="T4">clinicalSign</text:span></text:span><text:span text:style-name="T3">: </text:span><text:span text:style-name="Source_20_Text"><text:span text:style-name="T3">{</text:span></text:span><text:span text:style-name="Source_20_Text"><text:span text:style-name="T4">id</text:span></text:span><text:span text:style-name="Source_20_Text"><text:span text:style-name="T3">: </text:span></text:span><text:span text:style-name="Source_20_Text"><text:span text:style-name="T5">"33100"</text:span></text:span><text:span text:style-name="Source_20_Text"><text:span text:style-name="T3">, </text:span></text:span><text:span text:style-name="Source_20_Text"><text:span text:style-name="T4">Name</text:span></text:span><text:span text:style-name="Source_20_Text"><text:span text:style-name="T3">: {</text:span></text:span><text:span text:style-name="Source_20_Text"><text:span text:style-name="T4">lang</text:span></text:span><text:span text:style-name="Source_20_Text"><text:span text:style-name="T3">: </text:span></text:span><text:span text:style-name="Source_20_Text"><text:span text:style-name="T5">"en"</text:span></text:span><text:span text:style-name="Source_20_Text"><text:span text:style-name="T3">, </text:span></text:span><text:span text:style-name="Source_20_Text"><text:span text:style-name="T4">text</text:span></text:span><text:span text:style-name="Source_20_Text"><text:span text:style-name="T3">: </text:span></text:span><text:span text:style-name="Source_20_Text"><text:span text:style-name="T5">"Respiratory </text:span></text:span><text:soft-page-break/><text:span text:style-name="Source_20_Text"><text:span text:style-name="T5">distress/dyspnea/respiratory failure/lung volume reduction"</text:span></text:span><text:span text:style-name="Source_20_Text"><text:span text:style-name="T3">}}</text:span></text:span><text:span text:style-name="T3">, </text:span><text:span text:style-name="Source_20_Text"><text:span text:style-name="T4">data</text:span></text:span><text:span text:style-name="T3">: </text:span><text:span text:style-name="Source_20_Text"><text:span text:style-name="T3">{</text:span></text:span><text:span text:style-name="Source_20_Text"><text:span text:style-name="T4">signFreq</text:span></text:span><text:span text:style-name="Source_20_Text"><text:span text:style-name="T3">: {</text:span></text:span><text:span text:style-name="Source_20_Text"><text:span text:style-name="T4">id</text:span></text:span><text:span text:style-name="Source_20_Text"><text:span text:style-name="T3">: </text:span></text:span><text:span text:style-name="Source_20_Text"><text:span text:style-name="T5">"652"</text:span></text:span><text:span text:style-name="Source_20_Text"><text:span text:style-name="T3">, </text:span></text:span><text:span text:style-name="Source_20_Text"><text:span text:style-name="T4">Name</text:span></text:span><text:span text:style-name="Source_20_Text"><text:span text:style-name="T3">: {</text:span></text:span><text:span text:style-name="Source_20_Text"><text:span text:style-name="T4">lang</text:span></text:span><text:span text:style-name="Source_20_Text"><text:span text:style-name="T3">: </text:span></text:span><text:span text:style-name="Source_20_Text"><text:span text:style-name="T5">"en"</text:span></text:span><text:span text:style-name="Source_20_Text"><text:span text:style-name="T3">, </text:span></text:span><text:span text:style-name="Source_20_Text"><text:span text:style-name="T4">text</text:span></text:span><text:span text:style-name="Source_20_Text"><text:span text:style-name="T3">: </text:span></text:span><text:span text:style-name="Source_20_Text"><text:span text:style-name="T5">"Occasional"</text:span></text:span><text:span text:style-name="Source_20_Text"><text:span text:style-name="T3">}}}</text:span></text:span><text:span text:style-name="T3">}</text:span> </text:p>
      <text:p text:style-name="P6">ID correspond à l’identifiant OMIM</text:p>
      <text:p text:style-name="P6">Chaque entrée est un J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6:43:04.291000000</meta:creation-date>
    <dc:date>2017-03-24T17:06:06.915000000</dc:date>
    <meta:editing-duration>PT5M22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46" meta:word-count="183" meta:character-count="1457" meta:non-whitespace-character-count="1075"/>
  </office:meta>
</office:document-meta>
</file>